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ous Pro" svg:font-family="'Anonymous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OC" style:family="table">
      <style:table-properties style:width="17cm" table:align="margins"/>
    </style:style>
    <style:style style:name="TOC.A" style:family="table-column">
      <style:table-column-properties style:column-width="8.5cm" style:rel-column-width="32767*"/>
    </style:style>
    <style:style style:name="TOC.B" style:family="table-column">
      <style:table-column-properties style:column-width="8.5cm" style:rel-column-width="32768*"/>
    </style:style>
    <style:style style:name="P1" style:family="paragraph" style:parent-style-name="Table_20_Contents">
      <style:paragraph-properties fo:text-align="start" style:justify-single-word="false"/>
      <style:text-properties style:font-name="Anonymous Pro" fo:font-size="12pt" style:letter-kerning="false" fo:background-color="transparent" style:font-size-asian="12pt" style:font-size-complex="12pt"/>
    </style:style>
    <style:style style:name="P2" style:family="paragraph" style:parent-style-name="Table_20_Contents">
      <style:paragraph-properties fo:text-align="end" style:justify-single-word="false"/>
      <style:text-properties style:font-name="Anonymous Pro" fo:font-size="12pt" style:letter-kerning="false" fo:background-color="transparen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Impact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Impact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Impact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Impact" fo:font-size="30pt" fo:font-weight="bold" style:font-size-asian="30pt" style:font-weight-asian="bold" style:font-size-complex="30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Impact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Impact"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Impact" fo:font-style="italic" style:font-style-asian="italic" style:font-style-complex="italic"/>
    </style:style>
    <style:style style:name="P10" style:family="paragraph" style:parent-style-name="Standard">
      <style:paragraph-properties fo:text-align="end" style:justify-single-word="false"/>
      <style:text-properties style:font-name="Impact" fo:font-style="normal" style:font-style-asian="normal" style:font-style-complex="normal"/>
    </style:style>
    <style:style style:name="P11" style:family="paragraph" style:parent-style-name="Standard">
      <style:paragraph-properties fo:text-align="end" style:justify-single-word="false"/>
      <style:text-properties style:font-name="Impact" fo:font-size="24pt" fo:font-style="italic" style:font-size-asian="24pt" style:font-style-asian="italic" style:font-size-complex="24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Impact" fo:font-size="24pt" fo:font-style="italic" style:font-size-asian="24pt" style:font-style-asian="italic" style:font-size-complex="24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Impact" fo:font-size="10pt" fo:font-style="italic" style:font-size-asian="8.75pt" style:font-style-asian="italic" style:font-size-complex="10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Anonymous Pr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nonymous Pr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>
      <style:paragraph-properties fo:text-align="center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gr1" style:family="graphic">
      <style:graphic-properties svg:stroke-width="0.049cm" draw:marker-start-width="0.43cm" draw:marker-end-width="0.43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ZED</text:p>
      <text:p text:style-name="P9"/>
      <text:p text:style-name="P9"/>
      <text:p text:style-name="P9"/>
      <text:p text:style-name="P10">[Ver. 0.0.1]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Renderer Library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7"><text:soft-page-break/>ZED</text:p>
      <text:p text:style-name="P8"/>
      <text:p text:style-name="P4">Table of Contents</text:p>
      <text:p text:style-name="P4"><draw:line text:anchor-type="paragraph" draw:z-index="0" draw:style-name="gr1" draw:text-style-name="P16" svg:x1="0.007cm" svg:y1="1.852cm" svg:x2="16.993cm" svg:y2="1.852cm"><text:p/></draw:line></text:p>
      <text:p text:style-name="P4"/>
      <text:p text:style-name="P4"/>
      <table:table table:name="TOC" table:style-name="TOC">
        <table:table-column table:style-name="TOC.A"/>
        <table:table-column table:style-name="TOC.B"/>
        <table:table-row>
          <table:table-cell office:value-type="string">
            <text:p text:style-name="P1">Overview</text:p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>Renderer</text:p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>CanvasDescription</text:p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>GraphicsAdapter</text:p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>Model</text:p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ext:soft-page-break/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/>
          </table:table-cell>
        </table:table-row>
      </table:table>
      <text:p text:style-name="P3"/>
      <text:p text:style-name="P3"/>
      <text:p text:style-name="P5">Model</text:p>
      <text:p text:style-name="P15"/>
      <text:p text:style-name="P14"><text:span text:style-name="T2">Models are only defined in ZED for convenience. <text:s/>They are </text:span><text:span text:style-name="T1">not</text:span><text:span text:style-name="T2"> the only way to render mass geometry in the engine. <text:s/>Models are comprised of chunks which take the following format:</text:span></text:p>
      <text:p text:style-name="P14"><text:span text:style-name="T2">| CHUNK ID [two bytes ] | CHUNK SIZE [eight bytes] | CHUNK DATA [ID TYPE*CHUNK SIZE ] |</text:span></text:p>
      <text:p text:style-name="P14"><text:span text:style-name="T2"/></text:p>
      <text:p text:style-name="P14"><text:span text:style-name="T2">For graphics cards with shaders the following chunk:</text:span></text:p>
      <text:p text:style-name="P14"><text:span text:style-name="T2">ZED_V1_VERTATTRIBS</text:span></text:p>
      <text:p text:style-name="P14"><text:span text:style-name="T2">is important for defining how vertices are arranged, such as:</text:span></text:p>
      <text:p text:style-name="P14"><text:span text:style-name="T2">| [Position/3 floats] | [Normal/3 floats] | [UV/2 floats] | [Bone Indices/4 floats] |</text:span></text:p>
      <text:p text:style-name="P14"><text:span text:style-name="T2">Which would translate into:</text:span></text:p>
      <text:p text:style-name="P15">Vertex size = sizeof( ZED_FLOAT*3+ZED_FLOAT*3+ZED_FLOAT*2+ZED_FLOAT*4 )</text:p>
      <text:p text:style-name="P15">for the vertex stri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nonymous Pro" svg:font-family="'Anonymous Pr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3T16:17:56.04</meta:creation-date>
    <dc:date>2011-11-13T16:58:13.32</dc:date>
    <meta:editing-duration>PT40M11S</meta:editing-duration>
    <meta:editing-cycles>14</meta:editing-cycles>
    <meta:generator>LibreOffice/3.4$Win32 LibreOffice_project/340m1$Build-402</meta:generator>
    <meta:document-statistic meta:table-count="1" meta:image-count="0" meta:object-count="0" meta:page-count="3" meta:paragraph-count="20" meta:word-count="112" meta:character-count="710" meta:non-whitespace-character-count="616"/>
  </office:meta>
</office:document-meta>
</file>